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80a" officeooo:paragraph-rsid="0017d80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os di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8:19:33.967085899</meta:creation-date>
    <dc:date>2023-04-28T18:19:53.984910491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6.2$Linux_X86_64 LibreOffice_project/30$Build-2</meta:generator>
  </office:meta>
</office:document-meta>
</file>